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256in"/>
    </style:style>
    <style:style style:name="co2" style:family="table-column">
      <style:table-column-properties fo:break-before="auto" style:column-width="1.7189in"/>
    </style:style>
    <style:style style:name="co3" style:family="table-column">
      <style:table-column-properties fo:break-before="auto" style:column-width="1.643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9382in" svg:y="0.0496in">
            <draw:object draw:notify-on-update-of-ranges="Sheet1.A1:Sheet1.A1 Sheet1.A2:Sheet1.A20 Sheet1.B1:Sheet1.B1 Sheet1.B2:Sheet1.B20 Sheet1.A1:Sheet1.A1 Sheet1.A2:Sheet1.A20 Sheet1.C1:Sheet1.C1 Sheet1.C2:Sheet1.C20 Sheet1.A1:Sheet1.A1 Sheet1.A2:Sheet1.A20 Sheet1.D1:Sheet1.D1 Sheet1.D2:Sheet1.D2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-0.0102in" svg:y="3.9146in">
            <draw:object draw:notify-on-update-of-ranges="Sheet1.A2:Sheet1.A20 Sheet1.B1:Sheet1.B1 Sheet1.B2:Sheet1.B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6.4319in" svg:y="3.935in">
            <draw:object draw:notify-on-update-of-ranges="Sheet1.A2:Sheet1.A20 Sheet1.C1:Sheet1.C1 Sheet1.C2:Sheet1.C2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2.9717in" svg:y="3.8409in">
            <draw:object draw:notify-on-update-of-ranges="Sheet1.A2:Sheet1.A20 Sheet1.D1:Sheet1.D1 Sheet1.D2:Sheet1.D2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3.3823in" svg:y="0.0528in">
            <draw:object draw:notify-on-update-of-ranges="Sheet1.A2:Sheet1.A20 Sheet1.B1:Sheet1.B1 Sheet1.B2:Sheet1.B20 Sheet1.A2:Sheet1.A20 Sheet1.C1:Sheet1.C1 Sheet1.C2:Sheet1.C20 Sheet1.A2:Sheet1.A20 Sheet1.D1:Sheet1.D1 Sheet1.D2:Sheet1.D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12.9823in" svg:y="7.5244in">
            <draw:object draw:notify-on-update-of-ranges="Sheet1.A2:Sheet1.A20 Sheet1.D1:Sheet1.D1 Sheet1.D2:Sheet1.D20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ength of array (items):</text:p>
          </table:table-cell>
          <table:table-cell office:value-type="string" calcext:value-type="string">
            <text:p>Algorithm 1</text:p>
          </table:table-cell>
          <table:table-cell office:value-type="string" calcext:value-type="string">
            <text:p>Algoritm 2</text:p>
          </table:table-cell>
          <table:table-cell office:value-type="string" calcext:value-type="string">
            <text:p>Algorithm 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77161598205566" calcext:value-type="float">
            <text:p>2.7716159821</text:p>
          </table:table-cell>
          <table:table-cell office:value-type="float" office:value="0.0872611999511719" calcext:value-type="float">
            <text:p>0.0872612</text:p>
          </table:table-cell>
          <table:table-cell office:value-type="float" office:value="0.710248947143555" calcext:value-type="float">
            <text:p>0.710248947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.46979904174805" calcext:value-type="float">
            <text:p>5.4697990417</text:p>
          </table:table-cell>
          <table:table-cell office:value-type="float" office:value="0.0882148742675781" calcext:value-type="float">
            <text:p>0.0882148743</text:p>
          </table:table-cell>
          <table:table-cell office:value-type="float" office:value="0.772237777709961" calcext:value-type="float">
            <text:p>0.7722377777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1.5578174591064" calcext:value-type="float">
            <text:p>11.5578174591</text:p>
          </table:table-cell>
          <table:table-cell office:value-type="float" office:value="0.119209289550781" calcext:value-type="float">
            <text:p>0.1192092896</text:p>
          </table:table-cell>
          <table:table-cell office:value-type="float" office:value="1.13010406494141" calcext:value-type="float">
            <text:p>1.130104064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0.0495719909668" calcext:value-type="float">
            <text:p>20.049571991</text:p>
          </table:table-cell>
          <table:table-cell office:value-type="float" office:value="0.157594680786133" calcext:value-type="float">
            <text:p>0.1575946808</text:p>
          </table:table-cell>
          <table:table-cell office:value-type="float" office:value="1.94692611694336" calcext:value-type="float">
            <text:p>1.946926116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7.1966361999512" calcext:value-type="float">
            <text:p>37.1966362</text:p>
          </table:table-cell>
          <table:table-cell office:value-type="float" office:value="0.192880630493164" calcext:value-type="float">
            <text:p>0.1928806305</text:p>
          </table:table-cell>
          <table:table-cell office:value-type="float" office:value="1.92546844482422" calcext:value-type="float">
            <text:p>1.9254684448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5.1765060424805" calcext:value-type="float">
            <text:p>45.1765060425</text:p>
          </table:table-cell>
          <table:table-cell office:value-type="float" office:value="0.238180160522461" calcext:value-type="float">
            <text:p>0.2381801605</text:p>
          </table:table-cell>
          <table:table-cell office:value-type="float" office:value="2.36415863037109" calcext:value-type="float">
            <text:p>2.3641586304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9.3752861022949" calcext:value-type="float">
            <text:p>59.3752861023</text:p>
          </table:table-cell>
          <table:table-cell office:value-type="float" office:value="0.263214111328125" calcext:value-type="float">
            <text:p>0.2632141113</text:p>
          </table:table-cell>
          <table:table-cell office:value-type="float" office:value="2.8069019317627" calcext:value-type="float">
            <text:p>2.8069019318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2.5231075286865" calcext:value-type="float">
            <text:p>82.5231075287</text:p>
          </table:table-cell>
          <table:table-cell office:value-type="float" office:value="0.30517578125" calcext:value-type="float">
            <text:p>0.3051757813</text:p>
          </table:table-cell>
          <table:table-cell office:value-type="float" office:value="3.1435489654541" calcext:value-type="float">
            <text:p>3.143548965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04.891061782837" calcext:value-type="float">
            <text:p>104.8910617828</text:p>
          </table:table-cell>
          <table:table-cell office:value-type="float" office:value="0.334501266479492" calcext:value-type="float">
            <text:p>0.3345012665</text:p>
          </table:table-cell>
          <table:table-cell office:value-type="float" office:value="3.59368324279785" calcext:value-type="float">
            <text:p>3.593683242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4.716758728027" calcext:value-type="float">
            <text:p>124.716758728</text:p>
          </table:table-cell>
          <table:table-cell office:value-type="float" office:value="0.38909912109375" calcext:value-type="float">
            <text:p>0.3890991211</text:p>
          </table:table-cell>
          <table:table-cell office:value-type="float" office:value="4.09173965454102" calcext:value-type="float">
            <text:p>4.0917396545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06.437540054321" calcext:value-type="float">
            <text:p>506.4375400543</text:p>
          </table:table-cell>
          <table:table-cell office:value-type="float" office:value="0.803947448730469" calcext:value-type="float">
            <text:p>0.8039474487</text:p>
          </table:table-cell>
          <table:table-cell office:value-type="float" office:value="9.11331176757813" calcext:value-type="float">
            <text:p>9.1133117676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30.9654712677" calcext:value-type="float">
            <text:p>1130.9654712677</text:p>
          </table:table-cell>
          <table:table-cell office:value-type="float" office:value="1.13868713378906" calcext:value-type="float">
            <text:p>1.1386871338</text:p>
          </table:table-cell>
          <table:table-cell office:value-type="float" office:value="12.9764080047607" calcext:value-type="float">
            <text:p>12.9764080048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003.38912010193" calcext:value-type="float">
            <text:p>2003.3891201019</text:p>
          </table:table-cell>
          <table:table-cell office:value-type="float" office:value="1.66630744934082" calcext:value-type="float">
            <text:p>1.6663074493</text:p>
          </table:table-cell>
          <table:table-cell office:value-type="float" office:value="18.1989669799805" calcext:value-type="float">
            <text:p>18.19896698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167.58346557617" calcext:value-type="float">
            <text:p>3167.5834655762</text:p>
          </table:table-cell>
          <table:table-cell office:value-type="float" office:value="1.98817253112793" calcext:value-type="float">
            <text:p>1.9881725311</text:p>
          </table:table-cell>
          <table:table-cell office:value-type="float" office:value="23.2424736022949" calcext:value-type="float">
            <text:p>23.2424736023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702.143907547" calcext:value-type="float">
            <text:p>4702.143907547</text:p>
          </table:table-cell>
          <table:table-cell office:value-type="float" office:value="2.50983238220215" calcext:value-type="float">
            <text:p>2.5098323822</text:p>
          </table:table-cell>
          <table:table-cell office:value-type="float" office:value="29.3796062469482" calcext:value-type="float">
            <text:p>29.3796062469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300.38595199585" calcext:value-type="float">
            <text:p>6300.3859519959</text:p>
          </table:table-cell>
          <table:table-cell office:value-type="float" office:value="2.69103050231934" calcext:value-type="float">
            <text:p>2.6910305023</text:p>
          </table:table-cell>
          <table:table-cell office:value-type="float" office:value="32.7661037445068" calcext:value-type="float">
            <text:p>32.7661037445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8240.94963073731" calcext:value-type="float">
            <text:p>8240.9496307373</text:p>
          </table:table-cell>
          <table:table-cell office:value-type="float" office:value="3.04269790649414" calcext:value-type="float">
            <text:p>3.0426979065</text:p>
          </table:table-cell>
          <table:table-cell office:value-type="float" office:value="39.7121906280518" calcext:value-type="float">
            <text:p>39.7121906281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0258.1548690796" calcext:value-type="float">
            <text:p>10258.1548690796</text:p>
          </table:table-cell>
          <table:table-cell office:value-type="float" office:value="3.44538688659668" calcext:value-type="float">
            <text:p>3.4453868866</text:p>
          </table:table-cell>
          <table:table-cell office:value-type="float" office:value="41.8004989624023" calcext:value-type="float">
            <text:p>41.8004989624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2838.2110595703" calcext:value-type="float">
            <text:p>12838.2110595703</text:p>
          </table:table-cell>
          <table:table-cell office:value-type="float" office:value="3.85165214538574" calcext:value-type="float">
            <text:p>3.8516521454</text:p>
          </table:table-cell>
          <table:table-cell office:value-type="float" office:value="46.7867851257324" calcext:value-type="float">
            <text:p>46.7867851257</text:p>
          </table:table-cell>
          <table:table-cell table:number-columns-repeated="2"/>
        </table:table-row>
        <table:table-row table:style-name="ro1" table:number-rows-repeated="23">
          <table:table-cell table:number-columns-repeated="6"/>
        </table:table-row>
        <table:table-row table:style-name="ro1">
          <table:table-cell office:value-type="string" calcext:value-type="string">
            <text:p>log log slope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0</text:p>
          </table:table-cell>
          <table:table-cell office:value-type="string" calcext:value-type="string">
            <text:p>f(n)1</text:p>
          </table:table-cell>
          <table:table-cell office:value-type="string" calcext:value-type="string">
            <text:p>f(n)0</text:p>
          </table:table-cell>
          <table:table-cell office:value-type="string" calcext:value-type="string">
            <text:p>slope</text:p>
          </table:table-cell>
        </table:table-row>
        <table:table-row table:style-name="ro1">
          <table:table-cell office:value-type="string" calcext:value-type="string">
            <text:p>Algorithm 1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[.B20]" office:value-type="float" office:value="12838.2110595703" calcext:value-type="float">
            <text:p>12838.2110595703</text:p>
          </table:table-cell>
          <table:table-cell table:formula="of:=[.B2]" office:value-type="float" office:value="2.77161598205566" calcext:value-type="float">
            <text:p>2.7716159821</text:p>
          </table:table-cell>
          <table:table-cell table:formula="of:=LOG([.D45]/[.E45])/LOG([.B45]/[.C45])" office:value-type="float" office:value="1.83288572711643" calcext:value-type="float">
            <text:p>1.8328857271</text:p>
          </table:table-cell>
        </table:table-row>
        <table:table-row table:style-name="ro1">
          <table:table-cell office:value-type="string" calcext:value-type="string">
            <text:p>Algorithm 2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[.C20]" office:value-type="float" office:value="3.85165214538574" calcext:value-type="float">
            <text:p>3.8516521454</text:p>
          </table:table-cell>
          <table:table-cell table:formula="of:=[.C2]" office:value-type="float" office:value="0.0872611999511719" calcext:value-type="float">
            <text:p>0.0872612</text:p>
          </table:table-cell>
          <table:table-cell table:formula="of:=LOG([.D46]/[.E46])/LOG([.B46]/[.C46])" office:value-type="float" office:value="0.822412938479626" calcext:value-type="float">
            <text:p>0.8224129385</text:p>
          </table:table-cell>
        </table:table-row>
        <table:table-row table:style-name="ro1">
          <table:table-cell office:value-type="string" calcext:value-type="string">
            <text:p>Algorithm 3</text:p>
          </table:table-cell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table:formula="of:=[.D20]" office:value-type="float" office:value="46.7867851257324" calcext:value-type="float">
            <text:p>46.7867851257</text:p>
          </table:table-cell>
          <table:table-cell table:formula="of:=[.D2]" office:value-type="float" office:value="0.710248947143555" calcext:value-type="float">
            <text:p>0.7102489471</text:p>
          </table:table-cell>
          <table:table-cell table:formula="of:=LOG([.D47]/[.E47])/LOG([.B47]/[.C47])" office:value-type="float" office:value="0.909356302902084" calcext:value-type="float">
            <text:p>0.9093563029</text:p>
          </table:table-cell>
        </table:table-row>
      </table:table>
      <table:named-expressions/>
      <table:database-ranges>
        <table:database-range table:name="__Anonymous_Sheet_DB__0" table:target-range-address="Sheet1.A2:Sheet1.B104857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08:34:21.795860518</meta:creation-date>
    <dc:date>2014-02-02T20:26:05.516060603</dc:date>
    <meta:editing-duration>PT11H41M24S</meta:editing-duration>
    <meta:editing-cycles>5</meta:editing-cycles>
    <meta:generator>LibreOffice/4.1.4.2$Linux_X86_64 LibreOffice_project/410m0$Build-2</meta:generator>
    <meta:document-statistic meta:table-count="1" meta:cell-count="104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434cm" svg:y="0.315cm" chart:style-name="ch2">
          <text:p>Algorithmic Run Time as a Function of Number of Array Elements</text:p>
        </chart:title>
        <chart:legend chart:legend-position="end" svg:x="13.499cm" svg:y="3.623cm" style:legend-expansion="high" chart:style-name="ch3"/>
        <chart:plot-area chart:style-name="ch4" table:cell-range-address="Sheet1.A1:Sheet1.D20" chart:data-source-has-labels="row" svg:x="1.385cm" svg:y="1.714cm" svg:width="11.474cm" svg:height="6.071cm">
          <chartooo:coordinate-region svg:x="2.562cm" svg:y="1.94cm" svg:width="9.832cm" svg:height="5.145cm"/>
          <chart:axis chart:dimension="x" chart:name="primary-x" chart:style-name="ch5">
            <chart:title svg:x="6.139cm" svg:y="7.965cm" chart:style-name="ch6">
              <text:p>Run Time (s)</text:p>
            </chart:title>
          </chart:axis>
          <chart:axis chart:dimension="y" chart:name="primary-y" chart:style-name="ch5">
            <chart:title svg:x="0.451cm" svg:y="6.433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10" chart:values-cell-range-address="Sheet1.C2:Sheet1.C20" chart:label-cell-address="Sheet1.C1:Sheet1.C1" chart:class="chart:scatter">
            <chart:data-point chart:repeated="19"/>
          </chart:series>
          <chart:series chart:style-name="ch11" chart:values-cell-range-address="Sheet1.D2:Sheet1.D20" chart:label-cell-address="Sheet1.D1:Sheet1.D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1</text:p>
                <draw:g>
                  <svg:desc>Sheet1.B1:Sheet1.B1</svg:desc>
                </draw:g>
              </table:table-cell>
              <table:table-cell office:value-type="string">
                <text:p>Algoritm 2</text:p>
                <draw:g>
                  <svg:desc>Sheet1.C1:Sheet1.C1</svg:desc>
                </draw:g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2.77161598205566">
                <text:p>2.77161598205566</text:p>
                <draw:g>
                  <svg:desc>Sheet1.B2:Sheet1.B20</svg:desc>
                </draw:g>
              </table:table-cell>
              <table:table-cell office:value-type="float" office:value="0.0872611999511719">
                <text:p>0.0872611999511719</text:p>
                <draw:g>
                  <svg:desc>Sheet1.C2:Sheet1.C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46979904174805">
                <text:p>5.46979904174805</text:p>
              </table:table-cell>
              <table:table-cell office:value-type="float" office:value="0.0882148742675781">
                <text:p>0.0882148742675781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.5578174591064">
                <text:p>11.5578174591064</text:p>
              </table:table-cell>
              <table:table-cell office:value-type="float" office:value="0.119209289550781">
                <text:p>0.119209289550781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.0495719909668">
                <text:p>20.0495719909668</text:p>
              </table:table-cell>
              <table:table-cell office:value-type="float" office:value="0.157594680786133">
                <text:p>0.157594680786133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7.1966361999512">
                <text:p>37.1966361999512</text:p>
              </table:table-cell>
              <table:table-cell office:value-type="float" office:value="0.192880630493164">
                <text:p>0.192880630493164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.1765060424805">
                <text:p>45.1765060424805</text:p>
              </table:table-cell>
              <table:table-cell office:value-type="float" office:value="0.238180160522461">
                <text:p>0.238180160522461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.3752861022949">
                <text:p>59.3752861022949</text:p>
              </table:table-cell>
              <table:table-cell office:value-type="float" office:value="0.263214111328125">
                <text:p>0.263214111328125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2.5231075286865">
                <text:p>82.5231075286865</text:p>
              </table:table-cell>
              <table:table-cell office:value-type="float" office:value="0.30517578125">
                <text:p>0.30517578125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4.891061782837">
                <text:p>104.891061782837</text:p>
              </table:table-cell>
              <table:table-cell office:value-type="float" office:value="0.334501266479492">
                <text:p>0.334501266479492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4.716758728027">
                <text:p>124.716758728027</text:p>
              </table:table-cell>
              <table:table-cell office:value-type="float" office:value="0.38909912109375">
                <text:p>0.38909912109375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06.437540054321">
                <text:p>506.437540054321</text:p>
              </table:table-cell>
              <table:table-cell office:value-type="float" office:value="0.803947448730469">
                <text:p>0.803947448730469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30.9654712677">
                <text:p>1130.9654712677</text:p>
              </table:table-cell>
              <table:table-cell office:value-type="float" office:value="1.13868713378906">
                <text:p>1.13868713378906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2003.38912010193">
                <text:p>2003.38912010193</text:p>
              </table:table-cell>
              <table:table-cell office:value-type="float" office:value="1.66630744934082">
                <text:p>1.66630744934082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167.58346557617">
                <text:p>3167.58346557617</text:p>
              </table:table-cell>
              <table:table-cell office:value-type="float" office:value="1.98817253112793">
                <text:p>1.98817253112793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4702.143907547">
                <text:p>4702.143907547</text:p>
              </table:table-cell>
              <table:table-cell office:value-type="float" office:value="2.50983238220215">
                <text:p>2.50983238220215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6300.38595199585">
                <text:p>6300.38595199585</text:p>
              </table:table-cell>
              <table:table-cell office:value-type="float" office:value="2.69103050231934">
                <text:p>2.69103050231934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8240.94963073731">
                <text:p>8240.94963073731</text:p>
              </table:table-cell>
              <table:table-cell office:value-type="float" office:value="3.04269790649414">
                <text:p>3.04269790649414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0258.1548690796">
                <text:p>10258.1548690796</text:p>
              </table:table-cell>
              <table:table-cell office:value-type="float" office:value="3.44538688659668">
                <text:p>3.44538688659668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2838.2110595703">
                <text:p>12838.2110595703</text:p>
              </table:table-cell>
              <table:table-cell office:value-type="float" office:value="3.85165214538574">
                <text:p>3.85165214538574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cm" svg:y="0.315cm" chart:style-name="ch2">
          <text:p>Run Time of Algorithm 1 as a Function of Number of Array Elements</text:p>
        </chart:title>
        <chart:legend chart:legend-position="end" svg:x="11.64cm" svg:y="3.899cm" style:legend-expansion="high" chart:style-name="ch3"/>
        <chart:plot-area chart:style-name="ch4" table:cell-range-address="Sheet1.A2:Sheet1.B20 Sheet1.B1:Sheet1.B1" chart:data-source-has-labels="row" svg:x="1.385cm" svg:y="1.714cm" svg:width="9.615cm" svg:height="6.071cm">
          <chartooo:coordinate-region svg:x="2.562cm" svg:y="1.94cm" svg:width="7.973cm" svg:height="5.145cm"/>
          <chart:axis chart:dimension="x" chart:name="primary-x" chart:style-name="ch5">
            <chart:title svg:x="5.209cm" svg:y="7.965cm" chart:style-name="ch6">
              <text:p>Run Time (s)</text:p>
            </chart:title>
          </chart:axis>
          <chart:axis chart:dimension="y" chart:name="primary-y" chart:style-name="ch5">
            <chart:title svg:x="0.451cm" svg:y="6.433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scatter">
            <chart:domain table:cell-range-address="Sheet1.A2:Sheet1.A20"/>
            <chart:regression-curve chart:style-name="ch10">
              <chart:equation chart:display-r-square="true" svg:x="2.507cm" svg:y="1.939cm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1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2.77161598205566">
                <text:p>2.77161598205566</text:p>
                <draw:g>
                  <svg:desc>Sheet1.B2:Sheet1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46979904174805">
                <text:p>5.46979904174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.5578174591064">
                <text:p>11.5578174591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.0495719909668">
                <text:p>20.04957199096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7.1966361999512">
                <text:p>37.196636199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.1765060424805">
                <text:p>45.17650604248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.3752861022949">
                <text:p>59.37528610229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2.5231075286865">
                <text:p>82.5231075286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4.891061782837">
                <text:p>104.8910617828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4.716758728027">
                <text:p>124.7167587280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06.437540054321">
                <text:p>506.4375400543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30.9654712677">
                <text:p>1130.96547126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2003.38912010193">
                <text:p>2003.38912010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167.58346557617">
                <text:p>3167.58346557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4702.143907547">
                <text:p>4702.1439075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6300.38595199585">
                <text:p>6300.385951995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8240.94963073731">
                <text:p>8240.949630737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0258.1548690796">
                <text:p>10258.15486907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2838.2110595703">
                <text:p>12838.21105957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regression-type="linear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51cm" svg:y="0.315cm" chart:style-name="ch2">
          <text:p>Run Time of Algorithme 2 as a Function of Number of Array Elements</text:p>
        </chart:title>
        <chart:legend chart:legend-position="end" svg:x="11.851cm" svg:y="3.899cm" style:legend-expansion="high" chart:style-name="ch3"/>
        <chart:plot-area chart:style-name="ch4" table:cell-range-address="Sheet1.A2:Sheet1.A20 Sheet1.C1:Sheet1.C20" chart:data-source-has-labels="row" svg:x="1.385cm" svg:y="1.714cm" svg:width="9.826cm" svg:height="6.071cm">
          <chartooo:coordinate-region svg:x="2.112cm" svg:y="1.94cm" svg:width="8.634cm" svg:height="5.145cm"/>
          <chart:axis chart:dimension="x" chart:name="primary-x" chart:style-name="ch5">
            <chart:title svg:x="5.315cm" svg:y="7.965cm" chart:style-name="ch6">
              <text:p>Run Time (s)</text:p>
            </chart:title>
          </chart:axis>
          <chart:axis chart:dimension="y" chart:name="primary-y" chart:style-name="ch5">
            <chart:title svg:x="0.451cm" svg:y="6.433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C2:Sheet1.C20" chart:label-cell-address="Sheet1.C1:Sheet1.C1" chart:class="chart:scatter">
            <chart:domain table:cell-range-address="Sheet1.A2:Sheet1.A20"/>
            <chart:regression-curve chart:style-name="ch10">
              <chart:equation chart:display-r-square="true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m 2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0.0872611999511719">
                <text:p>0.0872611999511719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0882148742675781">
                <text:p>0.08821487426757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0.119209289550781">
                <text:p>0.119209289550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0.157594680786133">
                <text:p>0.157594680786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0.192880630493164">
                <text:p>0.1928806304931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0.238180160522461">
                <text:p>0.238180160522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0.263214111328125">
                <text:p>0.2632141113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0.30517578125">
                <text:p>0.305175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0.334501266479492">
                <text:p>0.334501266479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0.38909912109375">
                <text:p>0.38909912109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0.803947448730469">
                <text:p>0.8039474487304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.13868713378906">
                <text:p>1.13868713378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.66630744934082">
                <text:p>1.666307449340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1.98817253112793">
                <text:p>1.988172531127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.50983238220215">
                <text:p>2.509832382202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2.69103050231934">
                <text:p>2.691030502319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.04269790649414">
                <text:p>3.042697906494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3.44538688659668">
                <text:p>3.445386886596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3.85165214538574">
                <text:p>3.851652145385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logarithmic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cm" svg:y="0.315cm" chart:style-name="ch2">
          <text:p>Run Time of Algorithm 3 as a Function of Number of Array Elements</text:p>
        </chart:title>
        <chart:legend chart:legend-position="end" svg:x="10.82cm" svg:y="3.899cm" style:legend-expansion="high" chart:style-name="ch3"/>
        <chart:plot-area chart:style-name="ch4" table:cell-range-address="Sheet1.A2:Sheet1.A20 Sheet1.D1:Sheet1.D20" chart:data-source-has-labels="row" svg:x="1.385cm" svg:y="1.714cm" svg:width="8.795cm" svg:height="6.071cm">
          <chartooo:coordinate-region svg:x="2.006cm" svg:y="1.94cm" svg:width="7.709cm" svg:height="5.145cm"/>
          <chart:axis chart:dimension="x" chart:name="primary-x" chart:style-name="ch5">
            <chart:title svg:x="4.799cm" svg:y="7.965cm" chart:style-name="ch6">
              <text:p>Run Time (s)</text:p>
            </chart:title>
          </chart:axis>
          <chart:axis chart:dimension="y" chart:name="primary-y" chart:style-name="ch5">
            <chart:title svg:x="0.451cm" svg:y="6.433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D2:Sheet1.D20" chart:label-cell-address="Sheet1.D1:Sheet1.D1" chart:class="chart:scatter">
            <chart:domain table:cell-range-address="Sheet1.A2:Sheet1.A20"/>
            <chart:regression-curve chart:style-name="ch10">
              <chart:equation chart:display-r-square="true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0.508cm" svg:y="0.315cm" chart:style-name="ch2">
          <text:p>Algorithmic Run Time as a Function of Number of Array Elements, Log-Log</text:p>
        </chart:title>
        <chart:legend chart:legend-position="end" svg:x="13.499cm" svg:y="3.623cm" style:legend-expansion="high" chart:style-name="ch3"/>
        <chart:plot-area chart:style-name="ch4" table:cell-range-address="Sheet1.A2:Sheet1.D20 Sheet1.B1:Sheet1.D1" chart:data-source-has-labels="row" svg:x="1.385cm" svg:y="1.714cm" svg:width="11.474cm" svg:height="6.071cm">
          <chartooo:coordinate-region svg:x="2.747cm" svg:y="1.94cm" svg:width="9.647cm" svg:height="5.145cm"/>
          <chart:axis chart:dimension="x" chart:name="primary-x" chart:style-name="ch5">
            <chart:title svg:x="6.139cm" svg:y="7.965cm" chart:style-name="ch6">
              <text:p>Run Time (s)</text:p>
            </chart:title>
          </chart:axis>
          <chart:axis chart:dimension="y" chart:name="primary-y" chart:style-name="ch5">
            <chart:title svg:x="0.451cm" svg:y="6.433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10" chart:values-cell-range-address="Sheet1.C2:Sheet1.C20" chart:label-cell-address="Sheet1.C1:Sheet1.C1" chart:class="chart:scatter">
            <chart:data-point chart:repeated="19"/>
          </chart:series>
          <chart:series chart:style-name="ch11" chart:values-cell-range-address="Sheet1.D2:Sheet1.D20" chart:label-cell-address="Sheet1.D1:Sheet1.D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1</text:p>
                <draw:g>
                  <svg:desc>Sheet1.B1:Sheet1.B1</svg:desc>
                </draw:g>
              </table:table-cell>
              <table:table-cell office:value-type="string">
                <text:p>Algoritm 2</text:p>
                <draw:g>
                  <svg:desc>Sheet1.C1:Sheet1.C1</svg:desc>
                </draw:g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2.77161598205566">
                <text:p>2.77161598205566</text:p>
                <draw:g>
                  <svg:desc>Sheet1.B2:Sheet1.B20</svg:desc>
                </draw:g>
              </table:table-cell>
              <table:table-cell office:value-type="float" office:value="0.0872611999511719">
                <text:p>0.0872611999511719</text:p>
                <draw:g>
                  <svg:desc>Sheet1.C2:Sheet1.C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.46979904174805">
                <text:p>5.46979904174805</text:p>
              </table:table-cell>
              <table:table-cell office:value-type="float" office:value="0.0882148742675781">
                <text:p>0.0882148742675781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1.5578174591064">
                <text:p>11.5578174591064</text:p>
              </table:table-cell>
              <table:table-cell office:value-type="float" office:value="0.119209289550781">
                <text:p>0.119209289550781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20.0495719909668">
                <text:p>20.0495719909668</text:p>
              </table:table-cell>
              <table:table-cell office:value-type="float" office:value="0.157594680786133">
                <text:p>0.157594680786133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7.1966361999512">
                <text:p>37.1966361999512</text:p>
              </table:table-cell>
              <table:table-cell office:value-type="float" office:value="0.192880630493164">
                <text:p>0.192880630493164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45.1765060424805">
                <text:p>45.1765060424805</text:p>
              </table:table-cell>
              <table:table-cell office:value-type="float" office:value="0.238180160522461">
                <text:p>0.238180160522461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59.3752861022949">
                <text:p>59.3752861022949</text:p>
              </table:table-cell>
              <table:table-cell office:value-type="float" office:value="0.263214111328125">
                <text:p>0.263214111328125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82.5231075286865">
                <text:p>82.5231075286865</text:p>
              </table:table-cell>
              <table:table-cell office:value-type="float" office:value="0.30517578125">
                <text:p>0.30517578125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104.891061782837">
                <text:p>104.891061782837</text:p>
              </table:table-cell>
              <table:table-cell office:value-type="float" office:value="0.334501266479492">
                <text:p>0.334501266479492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24.716758728027">
                <text:p>124.716758728027</text:p>
              </table:table-cell>
              <table:table-cell office:value-type="float" office:value="0.38909912109375">
                <text:p>0.38909912109375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506.437540054321">
                <text:p>506.437540054321</text:p>
              </table:table-cell>
              <table:table-cell office:value-type="float" office:value="0.803947448730469">
                <text:p>0.803947448730469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130.9654712677">
                <text:p>1130.9654712677</text:p>
              </table:table-cell>
              <table:table-cell office:value-type="float" office:value="1.13868713378906">
                <text:p>1.13868713378906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2003.38912010193">
                <text:p>2003.38912010193</text:p>
              </table:table-cell>
              <table:table-cell office:value-type="float" office:value="1.66630744934082">
                <text:p>1.66630744934082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3167.58346557617">
                <text:p>3167.58346557617</text:p>
              </table:table-cell>
              <table:table-cell office:value-type="float" office:value="1.98817253112793">
                <text:p>1.98817253112793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4702.143907547">
                <text:p>4702.143907547</text:p>
              </table:table-cell>
              <table:table-cell office:value-type="float" office:value="2.50983238220215">
                <text:p>2.50983238220215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6300.38595199585">
                <text:p>6300.38595199585</text:p>
              </table:table-cell>
              <table:table-cell office:value-type="float" office:value="2.69103050231934">
                <text:p>2.69103050231934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8240.94963073731">
                <text:p>8240.94963073731</text:p>
              </table:table-cell>
              <table:table-cell office:value-type="float" office:value="3.04269790649414">
                <text:p>3.04269790649414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10258.1548690796">
                <text:p>10258.1548690796</text:p>
              </table:table-cell>
              <table:table-cell office:value-type="float" office:value="3.44538688659668">
                <text:p>3.44538688659668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12838.2110595703">
                <text:p>12838.2110595703</text:p>
              </table:table-cell>
              <table:table-cell office:value-type="float" office:value="3.85165214538574">
                <text:p>3.85165214538574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regression-type="linear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svg:stroke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17cm" svg:y="0.315cm" chart:style-name="ch2">
          <text:p>Run Time of Algorithm 3 as a Function of Number of Array Elements</text:p>
        </chart:title>
        <chart:legend chart:legend-position="end" svg:x="11.666cm" svg:y="3.899cm" style:legend-expansion="high" chart:style-name="ch3"/>
        <chart:plot-area chart:style-name="ch4" table:cell-range-address="Sheet1.A2:Sheet1.A20 Sheet1.D1:Sheet1.D20" chart:data-source-has-labels="row" svg:x="1.385cm" svg:y="1.714cm" svg:width="9.641cm" svg:height="6.071cm">
          <chartooo:coordinate-region svg:x="2.006cm" svg:y="1.94cm" svg:width="8.555cm" svg:height="5.145cm"/>
          <chart:axis chart:dimension="x" chart:name="primary-x" chart:style-name="ch5">
            <chart:title svg:x="5.222cm" svg:y="7.965cm" chart:style-name="ch6">
              <text:p>Run Time (s)</text:p>
            </chart:title>
          </chart:axis>
          <chart:axis chart:dimension="y" chart:name="primary-y" chart:style-name="ch5">
            <chart:title svg:x="0.451cm" svg:y="6.433cm" chart:style-name="ch7">
              <text:p>Array Elements (items)</text:p>
            </chart:title>
            <chart:grid chart:style-name="ch8" chart:class="major"/>
          </chart:axis>
          <chart:series chart:style-name="ch9" chart:values-cell-range-address="Sheet1.D2:Sheet1.D20" chart:label-cell-address="Sheet1.D1:Sheet1.D1" chart:class="chart:scatter">
            <chart:domain table:cell-range-address="Sheet1.A2:Sheet1.A20"/>
            <chart:regression-curve chart:style-name="ch10">
              <chart:equation chart:display-r-square="true"/>
            </chart:regression-curve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lgorithm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0</svg:desc>
                </draw:g>
              </table:table-cell>
              <table:table-cell office:value-type="float" office:value="0.710248947143555">
                <text:p>0.710248947143555</text:p>
                <draw:g>
                  <svg:desc>Sheet1.D2:Sheet1.D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0.772237777709961">
                <text:p>0.7722377777099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1.13010406494141">
                <text:p>1.130104064941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.94692611694336">
                <text:p>1.946926116943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1.92546844482422">
                <text:p>1.925468444824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2.36415863037109">
                <text:p>2.364158630371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2.8069019317627">
                <text:p>2.80690193176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3.1435489654541">
                <text:p>3.14354896545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3.59368324279785">
                <text:p>3.59368324279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4.09173965454102">
                <text:p>4.091739654541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9.11331176757813">
                <text:p>9.113311767578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12.9764080047607">
                <text:p>12.9764080047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18.1989669799805">
                <text:p>18.19896697998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23.2424736022949">
                <text:p>23.24247360229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29.3796062469482">
                <text:p>29.3796062469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32.7661037445068">
                <text:p>32.7661037445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9.7121906280518">
                <text:p>39.71219062805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41.8004989624023">
                <text:p>41.8004989624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46.7867851257324">
                <text:p>46.786785125732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